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400142E835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" manifest:full-path="ObjectReplacements/Object 1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spreadsheet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settings.xml"/>
  <manifest:file-entry manifest:media-type="application/vnd.oasis.opendocument.spreadsheet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settings.xml"/>
  <manifest:file-entry manifest:media-type="application/vnd.oasis.opendocument.spreadsheet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settings.xml"/>
  <manifest:file-entry manifest:media-type="application/vnd.oasis.opendocument.spreadsheet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settings.xml"/>
  <manifest:file-entry manifest:media-type="application/vnd.oasis.opendocument.spreadsheet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settings.xml"/>
  <manifest:file-entry manifest:media-type="application/vnd.oasis.opendocument.spreadsheet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settings.xml"/>
  <manifest:file-entry manifest:media-type="application/vnd.oasis.opendocument.spreadsheet" manifest:version="1.2" manifest:full-path="Object 16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spreadsheet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spreadsheet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spreadsheet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939cm"/>
    </style:style>
    <style:style style:name="pr1" style:family="presentation" style:parent-style-name="lyt-cool-title" style:list-style-name="L6">
      <style:graphic-properties draw:fill-color="#ffffff" draw:auto-grow-height="true" fo:min-height="3.507cm"/>
    </style:style>
    <style:style style:name="pr2" style:family="presentation" style:parent-style-name="lyt-cool-subtitle">
      <style:graphic-properties draw:fill-color="#ffffff" draw:auto-grow-height="true" fo:min-height="13.23cm"/>
    </style:style>
    <style:style style:name="pr3" style:family="presentation" style:parent-style-name="lyt-cool-notes">
      <style:graphic-properties draw:fill-color="#ffffff" draw:auto-grow-height="true" fo:min-height="11.41cm"/>
    </style:style>
    <style:style style:name="pr4" style:family="presentation" style:parent-style-name="lyt-cool-title">
      <style:graphic-properties draw:fill-color="#ffffff" draw:auto-grow-height="true" fo:min-height="3.507cm"/>
    </style:style>
    <style:style style:name="pr5" style:family="presentation" style:parent-style-name="lyt-cool-outline1">
      <style:graphic-properties draw:fill-color="#ffffff" draw:auto-grow-height="true" fo:min-height="2.662cm"/>
    </style:style>
    <style:style style:name="pr6" style:family="presentation" style:parent-style-name="lyt-cool-notes">
      <style:graphic-properties draw:fill-color="#ffffff" fo:min-height="11.41cm"/>
    </style:style>
    <style:style style:name="pr7" style:family="presentation" style:parent-style-name="lyt-cool-title">
      <style:graphic-properties draw:fill-color="#ffffff" fo:min-height="3.507cm"/>
    </style:style>
    <style:style style:name="pr8" style:family="presentation" style:parent-style-name="lyt-cool-subtitle">
      <style:graphic-properties draw:fill-color="#ffffff" fo:min-height="14.5cm"/>
    </style:style>
    <style:style style:name="pr9" style:family="presentation" style:parent-style-name="lyt-cool-outline1">
      <style:graphic-properties draw:fill-color="#ffffff" fo:min-height="5.227cm"/>
    </style:style>
    <style:style style:name="pr10" style:family="presentation" style:parent-style-name="lyt-cool-outline1">
      <style:graphic-properties draw:fill-color="#ffffff" fo:min-height="3.16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.6cm" fo:margin-right="0cm" fo:text-align="center" fo:text-indent="-1cm"/>
      <style:text-properties fo:hyphenate="true"/>
    </style:style>
    <style:style style:name="P3" style:family="paragraph">
      <style:paragraph-properties fo:margin-left="1cm" fo:margin-right="0cm" fo:text-indent="0cm"/>
    </style:style>
    <style:style style:name="P4" style:family="paragraph">
      <style:paragraph-properties fo:margin-left="1.2cm" fo:margin-right="0cm" fo:text-indent="-0.6cm"/>
    </style:style>
    <style:style style:name="P5" style:family="paragraph">
      <style:paragraph-properties text:enable-numbering="false" fo:margin-left="0.6cm" fo:margin-right="0cm" fo:text-align="center" fo:text-indent="-0.6cm"/>
      <style:text-properties fo:font-size="32pt" fo:hyphenate="true"/>
    </style:style>
    <style:style style:name="P6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P7" style:family="paragraph">
      <style:paragraph-properties fo:margin-left="0cm" fo:margin-right="0cm" fo:text-align="justify" fo:text-indent="0cm"/>
    </style:style>
    <style:style style:name="P8" style:family="paragraph">
      <style:paragraph-properties text:enable-numbering="true" fo:margin-left="1.2cm" fo:margin-right="0cm" fo:text-indent="-0.9cm"/>
      <style:text-properties fo:font-size="28pt" style:font-size-asian="28pt" style:font-size-complex="28pt"/>
    </style:style>
    <style:style style:name="P9" style:family="paragraph">
      <style:text-properties fo:color="#0000ff" fo:font-family="'Courier New'" style:font-family-generic="modern" style:font-pitch="fixed" fo:font-weight="bold" style:font-weight-asian="bold" style:font-weight-complex="bold"/>
    </style:style>
    <style:style style:name="P10" style:family="paragraph">
      <style:text-properties fo:font-family="'Courier New'" style:font-family-generic="modern" style:font-pitch="fixed" fo:font-size="14pt" style:font-size-asian="14pt" style:font-size-complex="14pt"/>
    </style:style>
    <style:style style:name="P11" style:family="paragraph">
      <style:paragraph-properties fo:text-align="justify"/>
    </style:style>
    <style:style style:name="P12" style:family="paragraph">
      <style:paragraph-properties fo:text-align="justify"/>
      <style:text-properties fo:color="#0000ff" fo:font-weight="bold" style:font-weight-asian="bold" style:font-weight-complex="bold"/>
    </style:style>
    <style:style style:name="P13" style:family="paragraph">
      <style:paragraph-properties text:enable-numbering="true" fo:margin-left="1.2cm" fo:margin-right="0cm" fo:text-indent="-0.9cm"/>
      <style:text-properties fo:font-size="24pt" style:font-size-asian="24pt" style:font-size-complex="24pt"/>
    </style:style>
    <style:style style:name="P14" style:family="paragraph">
      <style:paragraph-properties fo:margin-left="0cm" fo:margin-right="0cm" fo:text-indent="0cm"/>
      <style:text-properties fo:font-size="24pt"/>
    </style:style>
    <style:style style:name="P15" style:family="paragraph">
      <style:paragraph-properties fo:margin-left="0cm" fo:margin-right="0cm" fo:text-indent="0cm"/>
      <style:text-properties fo:font-style="normal" style:font-style-asian="normal" style:font-style-complex="normal"/>
    </style:style>
    <style:style style:name="P16" style:family="paragraph">
      <style:paragraph-properties fo:margin-left="0.6cm" fo:margin-right="0cm" fo:text-align="start" fo:text-indent="-0.6cm"/>
    </style:style>
    <style:style style:name="P17" style:family="paragraph">
      <style:paragraph-properties fo:margin-left="0.6cm" fo:margin-right="0cm" fo:text-align="justify" fo:text-indent="-0.6cm"/>
    </style:style>
    <style:style style:name="P18" style:family="paragraph">
      <style:paragraph-properties text:enable-numbering="false" fo:margin-left="0.6cm" fo:margin-right="0cm" fo:text-align="start" fo:text-indent="-0.6cm"/>
      <style:text-properties fo:font-size="22pt" fo:font-weight="bold" style:font-size-asian="22pt" style:font-weight-asian="bold" style:font-size-complex="22pt" style:font-weight-complex="bold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21" style:family="paragraph">
      <style:paragraph-properties fo:margin-left="1.2cm" fo:margin-right="0cm" fo:text-indent="-0.9cm"/>
    </style:style>
    <style:style style:name="P22" style:family="paragraph">
      <style:paragraph-properties text:enable-numbering="false" fo:margin-left="1.2cm" fo:margin-right="0cm" fo:text-indent="-0.9cm"/>
      <style:text-properties fo:font-family="'Courier New'" style:font-family-generic="modern" style:font-pitch="fixed" fo:font-size="28pt" style:font-size-asian="28pt" style:font-size-complex="28pt"/>
    </style:style>
    <style:style style:name="P23" style:family="paragraph">
      <style:paragraph-properties fo:margin-left="0.6cm" fo:margin-right="0cm" fo:text-indent="-0.6cm"/>
    </style:style>
    <style:style style:name="P24" style:family="paragraph">
      <style:paragraph-properties fo:margin-left="1.2cm" fo:margin-right="0cm" fo:text-indent="-0.9cm"/>
      <style:text-properties fo:font-family="'Courier New'" style:font-family-generic="modern" style:font-pitch="fixed" fo:font-size="24pt" style:font-size-asian="24pt" style:font-size-complex="24pt"/>
    </style:style>
    <style:style style:name="P25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26" style:family="paragraph">
      <style:paragraph-properties fo:margin-left="1.2cm" fo:margin-right="0cm" fo:text-indent="-0.9cm"/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P27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0pt" fo:font-style="italic" style:font-size-asian="40pt" style:font-style-asian="italic" style:font-size-complex="40pt" style:font-style-complex="italic"/>
    </style:style>
    <style:style style:name="T3" style:family="text">
      <style:text-properties fo:font-size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0000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0000ff" fo:font-family="'Courier New'" style:font-family-generic="modern" style:font-pitch="fixed" fo:font-weight="bold" style:font-weight-asian="bold" style:font-weight-complex="bold"/>
    </style:style>
    <style:style style:name="T11" style:family="text">
      <style:text-properties fo:font-family="'Courier New'" style:font-family-generic="modern" style:font-pitch="fixed" fo:font-size="14pt" style:font-size-asian="14pt" style:font-size-complex="14pt"/>
    </style:style>
    <style:style style:name="T12" style:family="text">
      <style:text-properties fo:color="#0000ff" fo:font-weight="bold" style:font-weight-asian="bold" style:font-weight-complex="bold"/>
    </style:style>
    <style:style style:name="T13" style:family="text">
      <style:text-properties fo:font-size="24pt" fo:font-style="normal" style:font-size-asian="24pt" style:font-style-asian="normal" style:font-size-complex="24pt" style:font-style-complex="normal"/>
    </style:style>
    <style:style style:name="T14" style:family="text">
      <style:text-properties fo:color="#0000ff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ize="28pt" fo:font-style="normal" style:font-size-asian="28pt" style:font-style-asian="normal" style:font-size-complex="28pt" style:font-style-complex="normal"/>
    </style:style>
    <style:style style:name="T17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0000ff"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family="'Courier New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font-family="'Courier New'" style:font-family-generic="modern" style:font-pitch="fixed" fo:font-size="22pt" style:font-size-asian="22pt" style:font-size-complex="22pt"/>
    </style:style>
    <style:style style:name="T23" style:family="text">
      <style:text-properties fo:color="#0000ff" fo:font-family="'Courier New'" style:font-family-generic="modern" style:font-pitch="fixed" fo:font-size="14pt" style:font-size-asian="14pt" style:font-size-complex="14pt"/>
    </style:style>
    <style:style style:name="T24" style:family="text">
      <style:text-properties fo:color="#000000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5" style:family="text">
      <style:text-properties fo:font-family="'Courier New'" style:font-family-generic="modern" style:font-pitch="fixed" fo:font-size="24pt" style:font-size-asian="24pt" style:font-size-complex="24pt"/>
    </style:style>
    <style:style style:name="T26" style:family="text">
      <style:text-properties fo:color="#000000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000000"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28" style:family="text">
      <style:text-properties fo:color="#0000ff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9" style:family="text">
      <style:text-properties fo:color="#0000ff" fo:font-size="28pt" fo:font-style="normal" style:font-size-asian="28pt" style:font-style-asian="normal" style:font-size-complex="28pt" style:font-style-complex="normal"/>
    </style:style>
    <style:style style:name="T30" style:family="text">
      <style:text-properties fo:color="#ff0000"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ítulo" draw:style-name="dp1" draw:master-page-name="lyt-cool" presentation:presentation-page-layout-name="AL1T0">
        <office:forms form:automatic-focus="false" form:apply-design-mode="false"/>
        <draw:frame presentation:style-name="pr1" draw:text-style-name="P2" draw:layer="layout" svg:width="23.911cm" svg:height="3.507cm" svg:x="2.058cm" svg:y="1.543cm" presentation:class="title" presentation:user-transformed="true">
          <draw:text-box>
            <text:p text:style-name="P1">Estruturas de Dados</text:p>
          </draw:text-box>
        </draw:frame>
        <draw:frame presentation:style-name="pr2" draw:text-style-name="P5" draw:layer="layout" svg:width="23.911cm" svg:height="13.23cm" svg:x="2.058cm" svg:y="5.838cm" presentation:class="subtitle" presentation:user-transformed="true">
          <draw:text-box>
            <text:p text:style-name="P3"><text:span text:style-name="T1">Tabela de Dispersão </text:span></text:p>
            <text:p text:style-name="P3"><text:span text:style-name="T1">(</text:span><text:span text:style-name="T2">Hash Table</text:span><text:span text:style-name="T1">)</text:span></text:p>
            <text:p text:style-name="P3"><text:span text:style-name="T3"/></text:p>
            <text:p text:style-name="P4"><text:span text:style-name="T3">Davi Romero de Vasconcelos</text:span></text:p>
            <text:p text:style-name="P4"><text:span text:style-name="T4"><text:a xlink:href="mailto:daviromero@ufc.br">daviromero@ufc.br</text:a></text:span></text:p>
            <text:p text:style-name="P4"><text:span text:style-name="T4"/></text:p>
            <text:p text:style-name="P4"><text:span text:style-name="T3">Universidade Federal do Ceará</text:span></text:p>
            <text:p text:style-name="P4"><text:span text:style-name="T3">Campus de Quixadá</text:span>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1" draw:layer="layout" svg:width="14.517cm" svg:height="11.41cm" svg:x="3.249cm" svg:y="14.13cm" presentation:class="notes" presentation:placeholder="true" presentation:user-transformed="true">
            <draw:text-box draw:corner-radius="0.192cm"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4" draw:text-style-name="P6" draw:layer="layout" svg:width="23.911cm" svg:height="3.507cm" svg:x="2.589cm" svg:y="1.993cm" presentation:class="title" presentation:user-transformed="true">
          <draw:text-box>
            <text:p text:style-name="P1"><text:span text:style-name="T5">Hash Table</text:span></text:p>
          </draw:text-box>
        </draw:frame>
        <draw:frame presentation:style-name="pr5" draw:text-style-name="P8" draw:layer="layout" svg:width="27.8cm" svg:height="7.792cm" svg:x="-0.3cm" svg:y="5.708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7"><text:span text:style-name="T6">Podemos otimizar a operação de busca, utilizando uma tabela de dispersão (</text:span><text:span text:style-name="T7">hash table</text:span><text:span text:style-name="T6">);</text:span></text:p>
                  </text:list-item>
                  <text:list-item>
                    <text:p text:style-name="P1"><text:span text:style-name="T6">A idéia central é utilizar um vetor para armazenar um conjunto de elementos através de um </text:span><text:span text:style-name="T8">função de </text:span><text:span text:style-name="T7">hash</text:span><text:span text:style-name="T6"> que mapeia os elementos em posições no vetor;</text:span></text:p>
                  </text:list-item>
                  <text:list-item>
                    <text:p text:style-name="P7"><text:span text:style-name="T6">Utiliza-se </text:span><text:span text:style-name="T9">mais memória, </text:span><text:span text:style-name="T6">mas a busca pode ser feita em tempo constante (</text:span><text:span text:style-name="T8">O(1)</text:span><text:span text:style-name="T6">).</text:span></text:p>
                  </text:list-item>
                </text:list>
              </text:list-item>
            </text:list>
          </draw:text-box>
        </draw:frame>
        <draw:line draw:style-name="gr1" draw:layer="layout" svg:x1="0cm" svg:y1="4.5cm" svg:x2="-0.083cm" svg:y2="4.63cm">
          <text:p/>
        </draw:line>
        <draw:g draw:id="id1">
          <draw:frame draw:style-name="gr2" draw:layer="layout" svg:width="5.923cm" svg:height="3.158cm" svg:x="0.463cm" svg:y="14.911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2" draw:layer="layout" svg:width="5.924cm" svg:height="3.158cm" svg:x="0.464cm" svg:y="17.511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layer="layout" svg:width="4.717cm" svg:height="5.53cm" svg:x="12.049cm" svg:y="14.916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3" draw:text-style-name="P9" draw:layer="layout" svg:width="5.59cm" svg:height="0.962cm" svg:x="6.3cm" svg:y="13.8cm">
            <draw:text-box>
              <text:p><text:span text:style-name="T10">Hash: N → N</text:span></text:p>
            </draw:text-box>
          </draw:frame>
        </draw:g>
        <draw:frame draw:style-name="gr2" draw:id="id4" draw:layer="layout" svg:width="7.13cm" svg:height="3.158cm" svg:x="20.464cm" svg:y="14.91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4" draw:text-style-name="P10" draw:id="id5" draw:layer="layout" svg:x1="14cm" svg:y1="16cm" svg:x2="20.5cm" svg:y2="16cm">
          <text:p><text:span text:style-name="T11"><text:s text:c="2"/></text:span><text:span text:style-name="T11">125 % 127</text:span></text:p>
          <text:p><text:span text:style-name="T11"/></text:p>
        </draw:line>
        <draw:frame draw:style-name="gr3" draw:text-style-name="P12" draw:id="id6" draw:layer="layout" svg:width="10.45cm" svg:height="0.966cm" svg:x="15.4cm" svg:y="17.4cm">
          <draw:text-box>
            <text:p text:style-name="P11"><text:span text:style-name="T12">Tratamento de Colisões!!!</text:span></text:p>
          </draw:text-box>
        </draw:frame>
        <draw:line draw:style-name="gr5" draw:text-style-name="P10" draw:id="id2" draw:layer="layout" svg:x1="6.4cm" svg:y1="16.2cm" svg:x2="12.9cm" svg:y2="16.2cm">
          <text:p><text:span text:style-name="T11">125 % 127</text:span></text:p>
          <text:p><text:span text:style-name="T11"/></text:p>
        </draw:line>
        <draw:line draw:style-name="gr5" draw:text-style-name="P10" draw:id="id3" draw:layer="layout" svg:x1="6.4cm" svg:y1="18.3cm" svg:x2="12.9cm" svg:y2="18.3cm">
          <text:p><text:span text:style-name="T11">001 % 127</text:span></text:p>
          <text:p><text:span text:style-name="T11"/></text:p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7cm" svg:y="2.853cm" draw:page-number="2" presentation:class="page"/>
          <draw:frame presentation:style-name="pr6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4" draw:text-style-name="P6" draw:layer="layout" svg:width="23.911cm" svg:height="3.507cm" svg:x="2.589cm" svg:y="1.993cm" presentation:class="title" presentation:user-transformed="true">
          <draw:text-box>
            <text:p text:style-name="P1"><text:span text:style-name="T5">Hash Table</text:span></text:p>
          </draw:text-box>
        </draw:frame>
        <draw:frame presentation:style-name="pr5" draw:text-style-name="P13" draw:layer="layout" svg:width="27cm" svg:height="15.155cm" svg:x="0cm" svg:y="5.738cm" presentation:class="outline" presentation:user-transformed="true">
          <draw:text-box>
            <text:list text:style-name="L5">
              <text:list-item>
                <text:list>
                  <text:list-item>
                    <text:p><text:span text:style-name="T13">Função de dispersão (</text:span><text:span text:style-name="T14">função de hash</text:span><text:span text:style-name="T13">):</text:span></text:p>
                    <text:list>
                      <text:list-item>
                        <text:p><text:span text:style-name="T13">mapeia uma chave de busca em um índice da tabela</text:span></text:p>
                      </text:list-item>
                      <text:list-item>
                        <text:p><text:span text:style-name="T13">colisão = duas ou mais chaves de busca são mapeadas para um mesmo índice da tabela de hash</text:span></text:p>
                      </text:list-item>
                      <text:list-item>
                        <text:p><text:span text:style-name="T13">deve apresentar as seguintes propriedades:</text:span></text:p>
                        <text:list>
                          <text:list-item>
                            <text:p><text:span text:style-name="T13"><text:s/></text:span><text:span text:style-name="T13">ser eficientemente avaliada (para acesso rápido)</text:span></text:p>
                          </text:list-item>
                          <text:list-item>
                            <text:p><text:span text:style-name="T13"><text:s/></text:span><text:span text:style-name="T13">espalhar bem as chaves de busca (para minimizarmos colisões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4">Dimensão da tabela</text:span><text:span text:style-name="T13">:</text:span></text:p>
                    <text:list>
                      <text:list-item>
                        <text:p><text:span text:style-name="T13">deve ser escolhida para diminuir o número de colisões</text:span></text:p>
                      </text:list-item>
                      <text:list-item>
                        <text:p><text:span text:style-name="T13">costuma ser um valor primo</text:span></text:p>
                      </text:list-item>
                      <text:list-item>
                        <text:p><text:span text:style-name="T13">taxa de ocupação não deve ser muito alta:</text:span></text:p>
                        <text:list>
                          <text:list-item>
                            <text:p><text:span text:style-name="T13">a taxa de ocupação não deve ser superior a 75%</text:span></text:p>
                          </text:list-item>
                          <text:list-item>
                            <text:p><text:span text:style-name="T13">uma taxa de 50% em geral traz bons resultados</text:span></text:p>
                          </text:list-item>
                          <text:list-item>
                            <text:p><text:span text:style-name="T13">uma taxa menor que 25% pode representar um gasto excessivo de memóri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1" draw:layer="layout" svg:x1="0.308cm" svg:y1="4.5cm" svg:x2="0.225cm" svg:y2="4.63cm">
          <text:p/>
        </draw:line>
        <presentation:notes draw:style-name="dp2">
          <draw:page-thumbnail draw:style-name="gr6" draw:layer="layout" svg:width="13.705cm" svg:height="10.279cm" svg:x="3.647cm" svg:y="2.853cm" draw:page-number="3" presentation:class="page"/>
          <draw:frame presentation:style-name="pr6" draw:text-style-name="P1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4" draw:text-style-name="P15" draw:layer="layout" svg:width="23.911cm" svg:height="3.507cm" svg:x="2.589cm" svg:y="1.993cm" presentation:class="title" presentation:user-transformed="true">
          <draw:text-box>
            <text:p text:style-name="P1"><text:span text:style-name="T15">Tratamento de Colisões</text:span></text:p>
          </draw:text-box>
        </draw:frame>
        <draw:frame presentation:style-name="pr5" draw:text-style-name="P8" draw:layer="layout" svg:width="25.5cm" svg:height="13.165cm" svg:x="1.5cm" svg:y="5.738cm" presentation:class="outline" presentation:user-transformed="true">
          <draw:text-box>
            <text:p><text:span text:style-name="T16">Estratégias para tratamento de colisões:</text:span></text:p>
            <text:list text:style-name="L5">
              <text:list-item>
                <text:p><text:span text:style-name="T16">Utilizar uma lista encadeada</text:span></text:p>
                <text:list>
                  <text:list-item>
                    <text:p><text:span text:style-name="T16">Simples de implementar</text:span></text:p>
                  </text:list-item>
                  <text:list-item>
                    <text:p><text:span text:style-name="T16">Cada elemento da tabela hash é um ponteiro para uma lista encadeada</text:span></text:p>
                  </text:list-item>
                </text:list>
              </text:list-item>
              <text:list-item>
                <text:p><text:span text:style-name="T16">Utilizar a primeira posição consecutiva livre na tabela</text:span></text:p>
                <text:list>
                  <text:list-item>
                    <text:p><text:span text:style-name="T16">Simples de implementar</text:span></text:p>
                  </text:list-item>
                  <text:list-item>
                    <text:p><text:span text:style-name="T16">Tende a concentrar os lugares ocupados na tabela</text:span></text:p>
                  </text:list-item>
                </text:list>
              </text:list-item>
              <text:list-item>
                <text:p><text:span text:style-name="T16">Utilizar uma segunda função de Hash</text:span></text:p>
                <text:list>
                  <text:list-item>
                    <text:p><text:span text:style-name="T16">Evita a concentração de posições ocupadas na tabela</text:span></text:p>
                  </text:list-item>
                  <text:list-item>
                    <text:p><text:span text:style-name="T16">Uma segunda função de Hash para re-posicionar o elemento.</text:span></text:p>
                  </text:list-item>
                </text:list>
              </text:list-item>
            </text:list>
          </draw:text-box>
        </draw:frame>
        <draw:line draw:style-name="gr1" draw:layer="layout" svg:x1="0.308cm" svg:y1="4.5cm" svg:x2="0.225cm" svg:y2="4.63cm">
          <text:p/>
        </draw:line>
        <presentation:notes draw:style-name="dp2">
          <draw:page-thumbnail draw:style-name="gr6" draw:layer="layout" svg:width="13.705cm" svg:height="10.279cm" svg:x="3.647cm" svg:y="2.853cm" draw:page-number="4" presentation:class="page"/>
          <draw:frame presentation:style-name="pr6" draw:text-style-name="P1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yt-cool">
        <office:forms form:automatic-focus="false" form:apply-design-mode="false"/>
        <draw:frame presentation:style-name="pr7" draw:text-style-name="P1" draw:layer="layout" svg:width="23.911cm" svg:height="3.507cm" svg:x="2.058cm" svg:y="1.543cm" presentation:class="title" presentation:user-transformed="true">
          <draw:text-box>
            <text:p text:style-name="P1">Tipo Abstrato de Dado<text:line-break/><text:span text:style-name="T5">Hash Table</text:span></text:p>
          </draw:text-box>
        </draw:frame>
        <draw:frame presentation:style-name="pr8" draw:text-style-name="P18" draw:id="id7" draw:layer="layout" svg:width="26.5cm" svg:height="14.5cm" svg:x="1.5cm" svg:y="6.7cm">
          <draw:text-box>
            <text:p text:style-name="P16"><text:span text:style-name="T17">#include "funcionario.h"</text:span></text:p>
            <text:p text:style-name="P16"><text:span text:style-name="T17">typedef struct hash Hash;</text:span></text:p>
            <text:p text:style-name="P16"><text:span text:style-name="T18"/></text:p>
            <text:p text:style-name="P16"><text:span text:style-name="T19">/*Função que cria uma tabela hash com um dado tamanho.*/</text:span></text:p>
            <text:p text:style-name="P17"><text:span text:style-name="T17">Hash* hash_cria(int tamanho);</text:span></text:p>
            <text:p text:style-name="P16"><text:span text:style-name="T19">/*Retorna o código hash de um dado funcionario.*/</text:span></text:p>
            <text:p text:style-name="P16"><text:span text:style-name="T17">int hash_hash(Hash *h, int chave_cpf);</text:span></text:p>
            <text:p text:style-name="P16"><text:span text:style-name="T19">/*Retorna o funcionário que possui um dado cpf.*/</text:span></text:p>
            <text:p text:style-name="P16"><text:span text:style-name="T17">Funcionario* hash_busca(Hash *h, int chave_cpf);</text:span></text:p>
            <text:p text:style-name="P16"><text:span text:style-name="T19">/*Função que adiciona um elemento em uma tabela hash.*/</text:span></text:p>
            <text:p text:style-name="P16"><text:span text:style-name="T17">void hash_insere(Hash *h, Funcionario *f);</text:span></text:p>
            <text:p text:style-name="P16"><text:span text:style-name="T19">/*Função que remove um elemento de uma tabela hash.*/</text:span></text:p>
            <text:p text:style-name="P16"><text:span text:style-name="T20">void hash_remove(Hash *h</text:span><text:span text:style-name="T17">, Funcionario *f)</text:span><text:span text:style-name="T20">;</text:span></text:p>
            <text:p text:style-name="P16"><text:span text:style-name="T19">/*Função que imprime os elementos de uma tabela hash.*/</text:span></text:p>
            <text:p text:style-name="P16"><text:span text:style-name="T20">void hash_imprime(Hash *h);</text:span></text:p>
            <text:p text:style-name="P16"><text:span text:style-name="T19">/*Retorna a taxa de ocupação da tabela hash.*/</text:span></text:p>
            <text:p text:style-name="P16"><text:span text:style-name="T17">float hash_tx_ocupacao(Hash *h);</text:span></text:p>
            <text:p text:style-name="P16"><text:span text:style-name="T19">/*Libera o espaço alocado para uma tabela hash.*/</text:span></text:p>
            <text:p text:style-name="P16"><text:span text:style-name="T20">void hash_libera(Hash *h);</text:span></text:p>
          </draw:text-box>
        </draw:frame>
        <draw:frame draw:style-name="gr7" draw:text-style-name="P20" draw:layer="layout" svg:width="27.2cm" svg:height="1.889cm" svg:x="1.3cm" svg:y="5.3cm">
          <draw:text-box>
            <text:p text:style-name="P19"><text:span text:style-name="T21">Podemos criar um TAD Hash Table de funcionários. Para tanto, devemos criar o arquivo hash.h com o nome do tipo e os protótipo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7cm" svg:y="2.853cm" draw:page-number="5" presentation:class="page"/>
          <draw:frame presentation:style-name="pr6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g>
          <draw:frame draw:style-name="gr2" draw:layer="layout" svg:width="5.151cm" svg:height="3.2cm" svg:x="7.173cm" svg:y="14.4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style-name="gr2" draw:layer="layout" svg:width="0.577cm" svg:height="3.215cm" svg:x="8.665cm" svg:y="14.331cm"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draw:g>
        <draw:frame draw:style-name="gr2" draw:layer="layout" svg:width="6.2cm" svg:height="11.06cm" svg:x="13.9cm" svg:y="8.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4" draw:text-style-name="P15" draw:layer="layout" svg:width="27.5cm" svg:height="3.507cm" svg:x="0cm" svg:y="1.993cm" presentation:class="title" presentation:user-transformed="true">
          <draw:text-box>
            <text:p text:style-name="P1"><text:span text:style-name="T15">Implementação com Lista Encadeada </text:span></text:p>
          </draw:text-box>
        </draw:frame>
        <draw:frame presentation:style-name="pr5" draw:text-style-name="P8" draw:layer="layout" svg:width="27.8cm" svg:height="2.662cm" svg:x="0cm" svg:y="5.708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7"><text:span text:style-name="T6">Cada elemento do vetor pode ser uma lista encadeada</text:span></text:p>
                  </text:list-item>
                  <text:list-item>
                    <text:p text:style-name="P7"><text:span text:style-name="T6">Utilizaremos o TAD Lista Funcionários</text:span></text:p>
                  </text:list-item>
                </text:list>
              </text:list-item>
            </text:list>
          </draw:text-box>
        </draw:frame>
        <draw:line draw:style-name="gr1" draw:layer="layout" svg:x1="0.308cm" svg:y1="4.5cm" svg:x2="0.225cm" svg:y2="4.63cm">
          <text:p/>
        </draw:line>
        <draw:line draw:style-name="gr1" draw:layer="layout" svg:x1="14.4cm" svg:y1="15cm" svg:x2="12.4cm" svg:y2="15cm">
          <text:p/>
        </draw:line>
        <draw:line draw:style-name="gr1" draw:layer="layout" svg:x1="15cm" svg:y1="17cm" svg:x2="11cm" svg:y2="17cm">
          <text:p/>
        </draw:line>
        <draw:line draw:style-name="gr1" draw:layer="layout" svg:x1="15.3cm" svg:y1="13.5cm" svg:x2="11.3cm" svg:y2="13.5cm">
          <text:p/>
        </draw:line>
        <draw:line draw:style-name="gr1" draw:layer="layout" svg:x1="15.3cm" svg:y1="12.2cm" svg:x2="11.3cm" svg:y2="12.2cm">
          <text:p/>
        </draw:line>
        <draw:line draw:style-name="gr1" draw:layer="layout" svg:x1="15.5cm" svg:y1="9.1cm" svg:x2="11.5cm" svg:y2="9.1cm">
          <text:p/>
        </draw:line>
        <draw:frame draw:style-name="gr2" draw:layer="layout" svg:width="5.47cm" svg:height="3.2cm" svg:x="7.03cm" svg:y="9.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5.47cm" svg:height="3.2cm" svg:x="1.4cm" svg:y="9.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1" draw:layer="layout" svg:x1="14.6cm" svg:y1="10.6cm" svg:x2="12.6cm" svg:y2="10.6cm">
          <text:p/>
        </draw:line>
        <draw:frame draw:style-name="gr2" draw:layer="layout" svg:width="0.663cm" svg:height="3.215cm" svg:x="2.9cm" svg:y="9.7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1" draw:layer="layout" svg:x1="3.3cm" svg:y1="10.5cm" svg:x2="1.3cm" svg:y2="10.5cm">
          <text:p/>
        </draw:line>
        <draw:frame presentation:style-name="pr9" draw:text-style-name="P22" draw:layer="layout" svg:width="10.6cm" svg:height="6.609cm" svg:x="18.4cm" svg:y="9.374cm" presentation:class="outline" presentation:user-transformed="true">
          <draw:text-box>
            <text:p text:style-name="P21"><text:span text:style-name="T22">#include "lista.h"</text:span></text:p>
            <text:p text:style-name="P21"><text:span text:style-name="T22"/></text:p>
            <text:p text:style-name="P21"><text:span text:style-name="T22">typedef struct hash{</text:span></text:p>
            <text:p text:style-name="P21"><text:span text:style-name="T22"><text:s text:c="3"/></text:span><text:span text:style-name="T22">int n;</text:span><text:span text:style-name="T23">// tamanho</text:span></text:p>
            <text:p text:style-name="P21"><text:span text:style-name="T22"><text:s text:c="3"/></text:span><text:span text:style-name="T22">int ocupacao;</text:span></text:p>
            <text:p text:style-name="P21"><text:span text:style-name="T22"><text:s text:c="3"/></text:span><text:span text:style-name="T22">Lista **v;</text:span></text:p>
            <text:p text:style-name="P21"><text:span text:style-name="T22">};</text:span></text:p>
            <text:p text:style-name="P21"><text:span text:style-name="T22"/></text:p>
          </draw:text-box>
        </draw:frame>
        <draw:frame draw:style-name="gr2" draw:layer="layout" svg:width="0.611cm" svg:height="3.215cm" svg:x="8.507cm" svg:y="9.785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1" draw:layer="layout" svg:x1="8.9cm" svg:y1="10.555cm" svg:x2="6.9cm" svg:y2="10.555cm">
          <text:p/>
        </draw:line>
        <draw:line draw:style-name="gr1" draw:layer="layout" svg:x1="8.739cm" svg:y1="15.101cm" svg:x2="7cm" svg:y2="15.101cm">
          <text:p/>
        </draw:line>
        <presentation:notes draw:style-name="dp2">
          <draw:page-thumbnail draw:style-name="gr6" draw:layer="layout" svg:width="13.705cm" svg:height="10.279cm" svg:x="3.647cm" svg:y="2.853cm" draw:page-number="6" presentation:class="page"/>
          <draw:frame presentation:style-name="pr6" draw:text-style-name="P1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7" draw:text-style-name="P1" draw:layer="layout" svg:width="23.911cm" svg:height="3.507cm" svg:x="2.058cm" svg:y="1.543cm" presentation:class="title">
          <draw:text-box>
            <text:p text:style-name="P1">Implementação com Lista Encadeada – Função Cria</text:p>
          </draw:text-box>
        </draw:frame>
        <draw:frame presentation:style-name="pr10" draw:text-style-name="P24" draw:layer="layout" svg:width="23.911cm" svg:height="10.547cm" svg:x="2cm" svg:y="5.473cm" presentation:class="outline" presentation:user-transformed="true">
          <draw:text-box>
            <text:p text:style-name="P23"><text:span text:style-name="T24">Hash* hash_cria(int tamanho){</text:span></text:p>
            <text:p text:style-name="P23"><text:span text:style-name="T24"><text:s text:c="3"/></text:span><text:span text:style-name="T24">int i;</text:span></text:p>
            <text:p text:style-name="P23"><text:span text:style-name="T24"><text:s text:c="3"/></text:span><text:span text:style-name="T24">Hash* h = (Hash*)malloc(sizeof(Hash)); </text:span></text:p>
            <text:p text:style-name="P23"><text:span text:style-name="T24"><text:s text:c="3"/></text:span><text:span text:style-name="T24">h-&gt;n = tamanho;</text:span></text:p>
            <text:p text:style-name="P23"><text:span text:style-name="T24"><text:s text:c="3"/></text:span><text:span text:style-name="T24">h-&gt;ocupacao = 0;</text:span></text:p>
            <text:p text:style-name="P23"><text:span text:style-name="T24"><text:s text:c="3"/></text:span><text:span text:style-name="T24">h-&gt;v = (Lista**)malloc(tamanho*sizeof(Lista*));</text:span></text:p>
            <text:p text:style-name="P23"><text:span text:style-name="T24"><text:s text:c="3"/></text:span><text:span text:style-name="T24">for(i=0;i&lt;tamanho;i++){</text:span></text:p>
            <text:p text:style-name="P23"><text:span text:style-name="T24"><text:s text:c="6"/></text:span><text:span text:style-name="T24">h-&gt;v[i] = lst_cria()</text:span><text:span text:style-name="T24"><text:tab/></text:span><text:span text:style-name="T24">;</text:span></text:p>
            <text:p text:style-name="P23"><text:span text:style-name="T24"><text:s text:c="3"/></text:span><text:span text:style-name="T24">}</text:span></text:p>
            <text:p text:style-name="P23"><text:span text:style-name="T24"><text:s text:c="3"/></text:span><text:span text:style-name="T24">return h;</text:span></text:p>
            <text:p text:style-name="P23"><text:span text:style-name="T24">}</text:span></text:p>
            <text:p text:style-name="P21"><text:span text:style-name="T2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7cm" svg:y="2.853cm" draw:page-number="7" presentation:class="page"/>
          <draw:frame presentation:style-name="pr6" draw:text-style-name="P1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7" draw:text-style-name="P25" draw:layer="layout" svg:width="25.5cm" svg:height="4.726cm" svg:x="1.5cm" svg:y="0.733cm" presentation:class="title" presentation:user-transformed="true">
          <draw:text-box>
            <text:p text:style-name="P1"><text:span text:style-name="T1">Implementação com Lista Encadeada</text:span><text:span text:style-name="T1"><text:line-break/></text:span><text:span text:style-name="T1">Funções de Hash, Taxa de Ocupação e Busca</text:span></text:p>
          </draw:text-box>
        </draw:frame>
        <draw:frame presentation:style-name="pr10" draw:text-style-name="P24" draw:layer="layout" svg:width="23.911cm" svg:height="13.175cm" svg:x="2cm" svg:y="5.473cm" presentation:class="outline" presentation:user-transformed="true">
          <draw:text-box>
            <text:p text:style-name="P23"><text:span text:style-name="T24"/></text:p>
            <text:p text:style-name="P23"><text:span text:style-name="T24">int hash_hash(Hash *h, int chave_cpf){</text:span></text:p>
            <text:p text:style-name="P23"><text:span text:style-name="T24"><text:s text:c="3"/></text:span><text:span text:style-name="T24">return chave_cpf % h-&gt;n;</text:span></text:p>
            <text:p text:style-name="P23"><text:span text:style-name="T24">}</text:span></text:p>
            <text:p text:style-name="P23"><text:span text:style-name="T24"/></text:p>
            <text:p text:style-name="P23"><text:span text:style-name="T24">float hash_tx_ocupacao(Hash *h){</text:span></text:p>
            <text:p text:style-name="P23"><text:span text:style-name="T24"><text:s text:c="3"/></text:span><text:span text:style-name="T24">return ((float)h-&gt;ocupacao) / h-&gt;n * 100; </text:span></text:p>
            <text:p text:style-name="P23"><text:span text:style-name="T24">}</text:span></text:p>
            <text:p text:style-name="P23"><text:span text:style-name="T24"/></text:p>
            <text:p text:style-name="P23"><text:span text:style-name="T24">Funcionario* hash_busca(Hash *h, int chave_cpf){</text:span></text:p>
            <text:p text:style-name="P23"><text:span text:style-name="T24"><text:s text:c="3"/></text:span><text:span text:style-name="T24">int hash = hash_hash(h,chave_cpf);</text:span></text:p>
            <text:p text:style-name="P23"><text:span text:style-name="T24"><text:s text:c="3"/></text:span><text:span text:style-name="T24">return lst_busca(h-&gt;v[hash], chave_cpf);</text:span></text:p>
            <text:p text:style-name="P23"><text:span text:style-name="T24">}</text:span></text:p>
            <text:p text:style-name="P23"><text:span text:style-name="T24"/></text:p>
            <text:p text:style-name="P21"><text:span text:style-name="T2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7cm" svg:y="2.853cm" draw:page-number="8" presentation:class="page"/>
          <draw:frame presentation:style-name="pr6" draw:text-style-name="P1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7" draw:text-style-name="P25" draw:layer="layout" svg:width="25.5cm" svg:height="3.507cm" svg:x="1.5cm" svg:y="1.542cm" presentation:class="title" presentation:user-transformed="true">
          <draw:text-box>
            <text:p text:style-name="P1"><text:span text:style-name="T1">Implementação com Lista Encadeada</text:span><text:span text:style-name="T1"><text:line-break/></text:span><text:span text:style-name="T1">Função de Insere</text:span></text:p>
          </draw:text-box>
        </draw:frame>
        <draw:frame presentation:style-name="pr10" draw:text-style-name="P24" draw:layer="layout" svg:width="23.911cm" svg:height="8.795cm" svg:x="2cm" svg:y="5.473cm" presentation:class="outline" presentation:user-transformed="true">
          <draw:text-box>
            <text:p text:style-name="P23"><text:span text:style-name="T24">void hash_insere(Hash *h, Funcionario *f){</text:span></text:p>
            <text:p text:style-name="P23"><text:span text:style-name="T24"/></text:p>
            <text:p text:style-name="P23"><text:span text:style-name="T24"><text:s text:c="6"/></text:span><text:span text:style-name="T24">int hash = hash_hash(h,getCpf(f));</text:span></text:p>
            <text:p text:style-name="P23"><text:span text:style-name="T24"><text:s text:c="6"/></text:span><text:span text:style-name="T24">h-&gt;v[hash] = lst_insere(h-&gt;v[hash],f);</text:span></text:p>
            <text:p text:style-name="P23"><text:span text:style-name="T24"><text:s text:c="6"/></text:span><text:span text:style-name="T24">h-&gt;ocupacao++;</text:span></text:p>
            <text:p text:style-name="P23"><text:span text:style-name="T24"/></text:p>
            <text:p text:style-name="P23"><text:span text:style-name="T24">}</text:span></text:p>
            <text:p text:style-name="P23"><text:span text:style-name="T24"/></text:p>
            <text:p text:style-name="P23"><text:span text:style-name="T24"/></text:p>
            <text:p text:style-name="P21"><text:span text:style-name="T2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7cm" svg:y="2.853cm" draw:page-number="9" presentation:class="page"/>
          <draw:frame presentation:style-name="pr6" draw:text-style-name="P1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7" draw:text-style-name="P25" draw:layer="layout" svg:width="25.5cm" svg:height="3.507cm" svg:x="1.5cm" svg:y="1.542cm" presentation:class="title" presentation:user-transformed="true">
          <draw:text-box>
            <text:p text:style-name="P1"><text:span text:style-name="T1">Exemplo de Função Principal</text:span></text:p>
          </draw:text-box>
        </draw:frame>
        <draw:frame presentation:style-name="pr10" draw:text-style-name="P24" draw:layer="layout" svg:width="23.911cm" svg:height="10.598cm" svg:x="2cm" svg:y="5.473cm" presentation:class="outline" presentation:user-transformed="true">
          <draw:text-box>
            <text:p text:style-name="P23"><text:span text:style-name="T26">#include "hash.h"</text:span></text:p>
            <text:p text:style-name="P23"><text:span text:style-name="T24"/></text:p>
            <text:p text:style-name="P23"><text:span text:style-name="T24">int main(void){</text:span></text:p>
            <text:p text:style-name="P23"><text:span text:style-name="T24"><text:s text:c="3"/></text:span><text:span text:style-name="T24">Hash* h = hash_cria(127);</text:span></text:p>
            <text:p text:style-name="P23"><text:span text:style-name="T24"><text:s text:c="3"/></text:span><text:span text:style-name="T24">Funcionario *f = getFuncionario();</text:span></text:p>
            <text:p text:style-name="P23"><text:span text:style-name="T24"><text:s text:c="3"/></text:span><text:span text:style-name="T24">hash_insere(h,f);</text:span></text:p>
            <text:p text:style-name="P23"><text:span text:style-name="T24"><text:s text:c="3"/></text:span><text:span text:style-name="T24">f = getFuncionario();</text:span></text:p>
            <text:p text:style-name="P23"><text:span text:style-name="T24"><text:s text:c="3"/></text:span><text:span text:style-name="T24">hash_insere(h,f);</text:span></text:p>
            <text:p text:style-name="P23"><text:span text:style-name="T24"><text:s text:c="3"/></text:span><text:span text:style-name="T24">imprimeFuncionario(hash_busca(h,getCpf(f)));</text:span></text:p>
            <text:p text:style-name="P23"><text:span text:style-name="T24"><text:s text:c="3"/></text:span><text:span text:style-name="T24">hash_libera(h);</text:span></text:p>
            <text:p text:style-name="P23"><text:span text:style-name="T24"><text:s text:c="3"/></text:span><text:span text:style-name="T24">return 0;</text:span></text:p>
            <text:p text:style-name="P23"><text:span text:style-name="T2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7cm" svg:y="2.853cm" draw:page-number="10" presentation:class="page"/>
          <draw:frame presentation:style-name="pr6" draw:text-style-name="P1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4" draw:text-style-name="P15" draw:layer="layout" svg:width="27.5cm" svg:height="3.507cm" svg:x="0cm" svg:y="1.993cm" presentation:class="title" presentation:user-transformed="true">
          <draw:text-box>
            <text:p text:style-name="P1"><text:span text:style-name="T15">Estratégia da Próxima Posição Livre</text:span></text:p>
          </draw:text-box>
        </draw:frame>
        <draw:frame presentation:style-name="pr5" draw:text-style-name="P8" draw:layer="layout" svg:width="26cm" svg:height="3.292cm" svg:x="0cm" svg:y="5.708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7"><text:span text:style-name="T6">Para tratar a colisão, basta adicionar no próximo espaço livre</text:span></text:p>
                  </text:list-item>
                  <text:list-item>
                    <text:p text:style-name="P7"><text:span text:style-name="T6">Tende a concentrar os lugares ocupados</text:span></text:p>
                  </text:list-item>
                </text:list>
              </text:list-item>
            </text:list>
          </draw:text-box>
        </draw:frame>
        <draw:line draw:style-name="gr1" draw:layer="layout" svg:x1="0.308cm" svg:y1="4.5cm" svg:x2="0.225cm" svg:y2="4.63cm">
          <text:p/>
        </draw:line>
        <draw:frame presentation:style-name="pr9" draw:text-style-name="P22" draw:layer="layout" svg:width="11.6cm" svg:height="6.609cm" svg:x="16cm" svg:y="10.174cm" presentation:class="outline" presentation:user-transformed="true">
          <draw:text-box>
            <text:p text:style-name="P21"><text:span text:style-name="T22">#include "funcionario.h"</text:span></text:p>
            <text:list text:style-name="L5">
              <text:list-header>
                <text:p text:style-name="P21"><text:span text:style-name="T22"/></text:p>
              </text:list-header>
            </text:list>
            <text:p text:style-name="P21"><text:span text:style-name="T22">typedef struct hash{</text:span></text:p>
            <text:p text:style-name="P21"><text:span text:style-name="T22"><text:s text:c="3"/></text:span><text:span text:style-name="T22">int n;</text:span><text:span text:style-name="T23">// tamanho</text:span></text:p>
            <text:p text:style-name="P21"><text:span text:style-name="T22"><text:s text:c="3"/></text:span><text:span text:style-name="T22">int ocupacao;</text:span></text:p>
            <text:p text:style-name="P21"><text:span text:style-name="T22"><text:s text:c="3"/></text:span><text:span text:style-name="T22">Funcionario **v;</text:span></text:p>
            <text:p text:style-name="P21"><text:span text:style-name="T22">};</text:span></text:p>
            <text:p text:style-name="P21"><text:span text:style-name="T22"/></text:p>
          </draw:text-box>
        </draw:frame>
        <draw:frame draw:style-name="gr2" draw:layer="layout" svg:width="5.923cm" svg:height="3.158cm" svg:x="0.464cm" svg:y="12.712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5.924cm" svg:height="3.158cm" svg:x="0.465cm" svg:y="14.712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4.717cm" svg:height="5.53cm" svg:x="12.05cm" svg:y="12.117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5" draw:text-style-name="P10" draw:layer="layout" svg:x1="6.4cm" svg:y1="13.5cm" svg:x2="12.9cm" svg:y2="13.5cm">
          <text:p><text:span text:style-name="T11">125 % 127</text:span></text:p>
          <text:p><text:span text:style-name="T11"/></text:p>
        </draw:line>
        <draw:line draw:style-name="gr5" draw:text-style-name="P10" draw:layer="layout" svg:x1="6.4cm" svg:y1="15.6cm" svg:x2="12.9cm" svg:y2="15.6cm">
          <text:p><text:span text:style-name="T11">001 % 127</text:span></text:p>
          <text:p><text:span text:style-name="T11"/></text:p>
        </draw:line>
        <draw:frame draw:style-name="gr2" draw:id="id8" draw:layer="layout" svg:width="5.927cm" svg:height="3.158cm" svg:x="0.464cm" svg:y="10.51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polyline draw:style-name="gr5" draw:text-style-name="P10" draw:id="id9" draw:layer="layout" svg:width="6.599cm" svg:height="1.399cm" svg:x="6.4cm" svg:y="11.4cm" svg:viewBox="0 0 6600 1400" draw:points="0,0 6600,1400">
          <text:p><text:span text:style-name="T11"/></text:p>
          <text:p><text:span text:style-name="T11"/></text:p>
        </draw:polyline>
        <draw:g draw:id="id10">
          <draw:frame draw:style-name="gr2" draw:layer="layout" svg:width="5.931cm" svg:height="3.158cm" svg:x="0.465cm" svg:y="16.812cm"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line draw:style-name="gr1" draw:layer="layout" svg:x1="13cm" svg:y1="16.5cm" svg:x2="6.5cm" svg:y2="17.5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7cm" svg:y="2.853cm" draw:page-number="11" presentation:class="page"/>
          <draw:frame presentation:style-name="pr6" draw:text-style-name="P1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7" draw:text-style-name="P1" draw:layer="layout" svg:width="27.5cm" svg:height="3.507cm" svg:x="0.4cm" svg:y="1.343cm" presentation:class="title" presentation:user-transformed="true">
          <draw:text-box>
            <text:p text:style-name="P1"><text:span text:style-name="T15">Estratégia da Próxima Posição Livre</text:span><text:span text:style-name="T15"><text:line-break/></text:span><text:span text:style-name="T15">Função Livre</text:span></text:p>
          </draw:text-box>
        </draw:frame>
        <draw:frame presentation:style-name="pr10" draw:text-style-name="P24" draw:layer="layout" svg:width="26.5cm" svg:height="10.856cm" svg:x="1.2cm" svg:y="5.473cm" presentation:class="outline" presentation:user-transformed="true">
          <draw:text-box>
            <text:p text:style-name="P23"><text:span text:style-name="T27">Hash* hash_cria(int tamanho){</text:span></text:p>
            <text:p text:style-name="P23"><text:span text:style-name="T27"><text:s text:c="3"/></text:span><text:span text:style-name="T27">int i;</text:span></text:p>
            <text:p text:style-name="P23"><text:span text:style-name="T27"><text:s text:c="3"/></text:span><text:span text:style-name="T27">Hash* h = (Hash*)malloc(sizeof(Hash)); </text:span></text:p>
            <text:p text:style-name="P23"><text:span text:style-name="T27"><text:s text:c="3"/></text:span><text:span text:style-name="T27">h-&gt;n = tamanho;</text:span></text:p>
            <text:p text:style-name="P23"><text:span text:style-name="T27"><text:s text:c="3"/></text:span><text:span text:style-name="T27">h-&gt;ocupacao = 0;</text:span></text:p>
            <text:p text:style-name="P23"><text:span text:style-name="T28"><text:s text:c="3"/></text:span><text:span text:style-name="T28">h-&gt;v = (Funcionario**)malloc(tamanho*sizeof(Funcionario*));</text:span></text:p>
            <text:p text:style-name="P23"><text:span text:style-name="T27"><text:s text:c="3"/></text:span><text:span text:style-name="T27">for(i=0;i&lt;tamanho;i++){</text:span></text:p>
            <text:p text:style-name="P23"><text:span text:style-name="T27"><text:s text:c="6"/></text:span><text:span text:style-name="T27">h-&gt;v[i] = NULL;</text:span></text:p>
            <text:p text:style-name="P23"><text:span text:style-name="T27"><text:s text:c="3"/></text:span><text:span text:style-name="T27">}</text:span></text:p>
            <text:p text:style-name="P23"><text:span text:style-name="T27"><text:s text:c="3"/></text:span><text:span text:style-name="T27">return h;</text:span></text:p>
            <text:p text:style-name="P23"><text:span text:style-name="T27">}</text:span></text:p>
            <text:p text:style-name="P23"><text:span text:style-name="T24"/></text:p>
            <text:p text:style-name="P21"><text:span text:style-name="T2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7cm" svg:y="2.853cm" draw:page-number="12" presentation:class="page"/>
          <draw:frame presentation:style-name="pr6" draw:text-style-name="P1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lyt-cool" presentation:presentation-page-layout-name="AL2T1">
        <office:forms form:automatic-focus="false" form:apply-design-mode="false"/>
        <draw:frame presentation:style-name="pr7" draw:text-style-name="P1" draw:layer="layout" svg:width="27.5cm" svg:height="3.507cm" svg:x="0.4cm" svg:y="1.343cm" presentation:class="title" presentation:user-transformed="true">
          <draw:text-box>
            <text:p text:style-name="P1"><text:span text:style-name="T15">Estratégia da Próxima Posição Livre</text:span><text:span text:style-name="T15"><text:line-break/></text:span><text:span text:style-name="T15">Função Busca</text:span></text:p>
          </draw:text-box>
        </draw:frame>
        <draw:frame presentation:style-name="pr10" draw:text-style-name="P26" draw:layer="layout" svg:width="26.5cm" svg:height="8.846cm" svg:x="1.2cm" svg:y="5.473cm" presentation:class="outline" presentation:user-transformed="true">
          <draw:text-box>
            <text:p text:style-name="P23"><text:span text:style-name="T26">Funcionario* hash_busca(Hash *h, int chave_cpf){</text:span></text:p>
            <text:p text:style-name="P23"><text:span text:style-name="T24"><text:s text:c="3"/></text:span><text:span text:style-name="T24">int hash = hash_hash(h,chave_cpf);</text:span></text:p>
            <text:p text:style-name="P23"><text:span text:style-name="T24"><text:s text:c="3"/></text:span><text:span text:style-name="T24">while(h-&gt;v[hash]!=NULL){</text:span></text:p>
            <text:p text:style-name="P23"><text:span text:style-name="T24"><text:s text:c="6"/></text:span><text:span text:style-name="T24">if(getCpf(h-&gt;v[hash])== chave_cpf)</text:span></text:p>
            <text:p text:style-name="P23"><text:span text:style-name="T24"><text:s text:c="9"/></text:span><text:span text:style-name="T24">return h-&gt;v[hash];</text:span></text:p>
            <text:p text:style-name="P23"><text:span text:style-name="T24"><text:s text:c="6"/></text:span><text:span text:style-name="T24">hash = (hash+1) % h-&gt;n;</text:span></text:p>
            <text:p text:style-name="P23"><text:span text:style-name="T24"><text:s text:c="3"/></text:span><text:span text:style-name="T24">}</text:span></text:p>
            <text:p text:style-name="P23"><text:span text:style-name="T24"><text:s text:c="3"/></text:span><text:span text:style-name="T24">return NULL;</text:span></text:p>
            <text:p text:style-name="P23"><text:span text:style-name="T24">}</text:span></text:p>
            <text:p text:style-name="P23"><text:span text:style-name="T2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7cm" svg:y="2.853cm" draw:page-number="13" presentation:class="page"/>
          <draw:frame presentation:style-name="pr6" draw:text-style-name="P1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lyt-cool" presentation:presentation-page-layout-name="AL2T1">
        <office:forms form:automatic-focus="false" form:apply-design-mode="false"/>
        <draw:frame presentation:style-name="pr7" draw:text-style-name="P1" draw:layer="layout" svg:width="27.5cm" svg:height="3.507cm" svg:x="0.4cm" svg:y="1.343cm" presentation:class="title" presentation:user-transformed="true">
          <draw:text-box>
            <text:p text:style-name="P1"><text:span text:style-name="T15">Estratégia da Próxima Posição Livre</text:span><text:span text:style-name="T15"><text:line-break/></text:span><text:span text:style-name="T15">Função Insere</text:span></text:p>
          </draw:text-box>
        </draw:frame>
        <draw:frame presentation:style-name="pr10" draw:text-style-name="P26" draw:layer="layout" svg:width="26.5cm" svg:height="12.35cm" svg:x="1.2cm" svg:y="5.473cm" presentation:class="outline" presentation:user-transformed="true">
          <draw:text-box>
            <text:p text:style-name="P23"><text:span text:style-name="T26">void hash_insere(Hash *h, Funcionario *f){</text:span></text:p>
            <text:p text:style-name="P23"><text:span text:style-name="T24"><text:s text:c="3"/></text:span><text:span text:style-name="T24">if(h-&gt;n==h-&gt;ocupacao){</text:span></text:p>
            <text:p text:style-name="P23"><text:span text:style-name="T24"><text:s text:c="6"/></text:span><text:span text:style-name="T24">printf("\nTabela Hash CHEIA!!!");</text:span></text:p>
            <text:p text:style-name="P23"><text:span text:style-name="T24"><text:s text:c="6"/></text:span><text:span text:style-name="T24">exit(1);</text:span></text:p>
            <text:p text:style-name="P23"><text:span text:style-name="T24"><text:s text:c="3"/></text:span><text:span text:style-name="T24">}else{</text:span></text:p>
            <text:p text:style-name="P23"><text:span text:style-name="T24"><text:s text:c="6"/></text:span><text:span text:style-name="T24">int hash = hash_hash(h,getCpf(f));</text:span></text:p>
            <text:p text:style-name="P23"><text:span text:style-name="T24"><text:s text:c="6"/></text:span><text:span text:style-name="T24">while(h-&gt;v[hash]!=NULL){</text:span></text:p>
            <text:p text:style-name="P23"><text:span text:style-name="T24"><text:s text:c="9"/></text:span><text:span text:style-name="T24">hash = (hash+1) % h-&gt;n; <text:s text:c="11"/></text:span></text:p>
            <text:p text:style-name="P23"><text:span text:style-name="T24"><text:s text:c="6"/></text:span><text:span text:style-name="T24">}</text:span></text:p>
            <text:p text:style-name="P23"><text:span text:style-name="T24"><text:s text:c="6"/></text:span><text:span text:style-name="T24">h-&gt;v[hash] = f;</text:span></text:p>
            <text:p text:style-name="P23"><text:span text:style-name="T24"><text:s text:c="6"/></text:span><text:span text:style-name="T24">h-&gt;ocupacao++;</text:span></text:p>
            <text:p text:style-name="P23"><text:span text:style-name="T24"><text:s text:c="3"/></text:span><text:span text:style-name="T24">}</text:span></text:p>
            <text:p text:style-name="P23"><text:span text:style-name="T24">}</text:span></text:p>
            <text:p text:style-name="P23"><text:span text:style-name="T2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7cm" svg:y="2.853cm" draw:page-number="14" presentation:class="page"/>
          <draw:frame presentation:style-name="pr6" draw:text-style-name="P1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lyt-cool" presentation:presentation-page-layout-name="AL2T1">
        <office:forms form:automatic-focus="false" form:apply-design-mode="false"/>
        <draw:frame presentation:style-name="pr7" draw:text-style-name="P1" draw:layer="layout" svg:width="27.5cm" svg:height="3.507cm" svg:x="0.4cm" svg:y="1.343cm" presentation:class="title" presentation:user-transformed="true">
          <draw:text-box>
            <text:p text:style-name="P1"><text:span text:style-name="T15">Estratégia Segunda Função de Hash</text:span></text:p>
          </draw:text-box>
        </draw:frame>
        <draw:frame presentation:style-name="pr5" draw:text-style-name="P8" draw:layer="layout" svg:width="25.5cm" svg:height="10.971cm" svg:x="1.5cm" svg:y="5.738cm" presentation:class="outline" presentation:user-transformed="true">
          <draw:text-box>
            <text:p><text:span text:style-name="T16">Utilizar uma segunda função de Hash</text:span></text:p>
            <text:p><text:span text:style-name="T16"/></text:p>
            <text:list text:style-name="L5">
              <text:list-item>
                <text:list>
                  <text:list-item>
                    <text:p><text:span text:style-name="T16">Evita a concentração de posições ocupadas na tabela</text:span></text:p>
                    <text:p><text:span text:style-name="T16"/></text:p>
                  </text:list-item>
                  <text:list-item>
                    <text:p><text:span text:style-name="T16">Uma segunda função (</text:span><text:span text:style-name="T29">hash2</text:span><text:span text:style-name="T16">) de Hash para re-posicionar o elemento, ou seja, procura uma posição livre na tabela com incrementos dados por hash2</text:span></text:p>
                    <text:list>
                      <text:list-header>
                        <text:p text:style-name="P27"><text:span text:style-name="T16">Em lugar de (hash(x)+</text:span><text:span text:style-name="T30">1</text:span><text:span text:style-name="T16">) % N, </text:span></text:p>
                      </text:list-header>
                    </text:list>
                  </text:list-item>
                </text:list>
              </text:list-item>
            </text:list>
            <text:p text:style-name="P27"><text:span text:style-name="T16"><text:s text:c="12"/></text:span><text:span text:style-name="T16">tente (hash(x)+</text:span><text:span text:style-name="T29">hash2(x)</text:span><text:span text:style-name="T16">) %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7cm" svg:y="2.853cm" draw:page-number="15" presentation:class="page"/>
          <draw:frame presentation:style-name="pr6" draw:text-style-name="P1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animations="disabled"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0" draw:display-name="Gradient 10" draw:style="linear" draw:start-color="#000000" draw:end-color="#ffffff" draw:start-intensity="0%" draw:end-intensity="0%" draw:angle="0" draw:border="0%"/>
    <draw:gradient draw:name="Gradient_20_11" draw:display-name="Gradient 11" draw:style="axial" draw:start-color="#ffff99" draw:end-color="#ff6633" draw:start-intensity="100%" draw:end-intensity="95%" draw:angle="900" draw:border="0%"/>
    <draw:hatch draw:name="Hatch_20_1" draw:display-name="Hatch 1" draw:style="single" draw:color="#000000" draw:distance="0cm" draw:rotation="0"/>
    <draw:fill-image draw:name="Bitmape_20_1" draw:display-name="Bitmape 1" xlink:href="Pictures/1000000000000040000000400142E835.png" xlink:type="simple" xlink:show="embed" xlink:actuate="onLoad"/>
    <draw:marker draw:name="Arrow" svg:viewBox="0 0 20 30" svg:d="m10 0-10 30h20z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de" fo:country="DE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10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äule" style:family="graphic">
      <style:graphic-properties draw:stroke="none" draw:stroke-dash="Dash_20_1" svg:stroke-width="0cm" svg:stroke-color="#000000" draw:fill="gradient" draw:fill-color="#00b8ff" draw:fill-gradient-name="Gradient_20_11" draw:fill-hatch-name="Hatch_20_1" draw:shadow="hidden" draw:shadow-offset-x="0cm" draw:shadow-offset-y="0cm" draw:shadow-color="#000000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Mdp1">
      <draw:rect presentation:style-name="Mpr1" draw:text-style-name="MP1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BrOffice.org/3.0$Win32 OpenOffice.org_project/300m9$Build-9358</meta:generator>
    <dc:title>Apresente um Novo Produto</dc:title>
    <dc:description>Apresentação geral de um novo produto levando em consideração os desejos do cliente</dc:description>
    <meta:creation-date>2008-08-04T22:24:04</meta:creation-date>
    <dc:date>2008-12-03T13:36:04.51</dc:date>
    <dc:language>de-DE</dc:language>
    <meta:editing-cycles>411</meta:editing-cycles>
    <meta:editing-duration>PT190H04M13S</meta:editing-duration>
    <meta:document-statistic meta:object-count="117"/>
    <meta:user-defined meta:name="Info 0"/>
    <meta:user-defined meta:name="Info 1"/>
    <meta:user-defined meta:name="Info 2"/>
    <meta:user-defined meta:name="Info 3"/>
    <meta:template xlink:type="simple" xlink:actuate="onRequest" xlink:title="Apresente um Novo Produto" xlink:href="../../../../../../Program%20Files/BrOffice.org%202.4/share/template/pt-BR/presnt/prs-novelty.otp" meta:date="2008-08-04T22:23:4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T1" style:family="text">
      <style:text-properties fo:color="#0000ff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table:style-name="ce1" office:value-type="string">
            <text:p>nome</text:p>
          </table:table-cell>
          <table:table-cell table:style-name="ce2" office:value-type="string">
            <text:p>João</text:p>
          </table:table-cell>
        </table:table-row>
        <table:table-row table:style-name="ro1">
          <table:table-cell/>
          <table:table-cell table:style-name="ce1" office:value-type="string">
            <text:p>mat</text:p>
          </table:table-cell>
          <table:table-cell table:style-name="ce2" office:value-type="string">
            <text:p>81<text:span text:style-name="T1">125</text:span>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3">03/12/2008</text:date>, <text:time>13:36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T1" style:family="text">
      <style:text-properties fo:color="#0000ff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table:style-name="ce1" office:value-type="string">
            <text:p>nome</text:p>
          </table:table-cell>
          <table:table-cell table:style-name="ce2" office:value-type="string">
            <text:p>João</text:p>
          </table:table-cell>
        </table:table-row>
        <table:table-row table:style-name="ro1">
          <table:table-cell/>
          <table:table-cell table:style-name="ce1" office:value-type="string">
            <text:p>mat</text:p>
          </table:table-cell>
          <table:table-cell table:style-name="ce2" office:value-type="string">
            <text:p>81<text:span text:style-name="T1">125</text:span></text:p>
          </table:table-cell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3">03/12/2008</text:date>, <text:time>13:36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T1" style:family="text">
      <style:text-properties fo:color="#0000ff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table:style-name="ce1" office:value-type="string">
            <text:p>nome</text:p>
          </table:table-cell>
          <table:table-cell table:style-name="ce2" office:value-type="string">
            <text:p>Maria</text:p>
          </table:table-cell>
        </table:table-row>
        <table:table-row table:style-name="ro1">
          <table:table-cell/>
          <table:table-cell table:style-name="ce1" office:value-type="string">
            <text:p>mat</text:p>
          </table:table-cell>
          <table:table-cell table:style-name="ce2" office:value-type="string">
            <text:p>81<text:span text:style-name="T1">001</text:span></text:p>
          </table:table-cell>
        </table:table-row>
      </table:table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3">03/12/2008</text:date>, <text:time>13:36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1" table:default-cell-style-name="ce2"/>
        <table:table-row table:style-name="ro1">
          <table:table-cell table:style-name="ce1"/>
          <table:table-cell office:value-type="float" office:value="126">
            <text:p>126</text:p>
          </table:table-cell>
        </table:table-row>
        <table:table-row table:style-name="ro1">
          <table:table-cell table:style-name="ce1"/>
          <table:table-cell office:value-type="float" office:value="125">
            <text:p>125</text:p>
          </table:table-cell>
        </table:table-row>
        <table:table-row table:style-name="ro1">
          <table:table-cell table:style-name="ce1"/>
          <table:table-cell office:value-type="string">
            <text:p>…</text:p>
          </table:table-cell>
        </table:table-row>
        <table:table-row table:style-name="ro1">
          <table:table-cell table:style-name="ce1"/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office:value-type="float" office:value="1">
            <text:p>1</text:p>
          </table:table-cell>
        </table:table-row>
        <table:table-row table:style-name="ro1">
          <table:table-cell table:style-name="ce1"/>
          <table:table-cell office:value-type="float" office:value="0">
            <text:p>0</text:p>
          </table:table-cell>
        </table:table-row>
        <table:table-row table:style-name="ro1" table:number-rows-repeated="65529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6">26/11/2008</text:date>, <text:time>02:01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T1" style:family="text">
      <style:text-properties fo:color="#0000ff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table:style-name="ce1" office:value-type="string">
            <text:p>nome</text:p>
          </table:table-cell>
          <table:table-cell table:style-name="ce2" office:value-type="string">
            <text:p>Pedro</text:p>
          </table:table-cell>
        </table:table-row>
        <table:table-row table:style-name="ro1">
          <table:table-cell/>
          <table:table-cell table:style-name="ce1" office:value-type="string">
            <text:p>mat</text:p>
          </table:table-cell>
          <table:table-cell table:style-name="ce2" office:value-type="string">
            <text:p>91<text:span text:style-name="T1">125</text:span></text:p>
          </table:table-cell>
        </table:table-row>
      </table:table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3">03/12/2008</text:date>, <text:time>13:36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T1" style:family="text">
      <style:text-properties fo:color="#0000ff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table:style-name="ce1" office:value-type="string">
            <text:p>nome</text:p>
          </table:table-cell>
          <table:table-cell table:style-name="ce2" office:value-type="string">
            <text:p>José</text:p>
          </table:table-cell>
        </table:table-row>
        <table:table-row table:style-name="ro1">
          <table:table-cell/>
          <table:table-cell table:style-name="ce1" office:value-type="string">
            <text:p>mat</text:p>
          </table:table-cell>
          <table:table-cell table:style-name="ce2" office:value-type="string">
            <text:p>71<text:span text:style-name="T1">125</text:span></text:p>
          </table:table-cell>
        </table:table-row>
      </table:table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3">03/12/2008</text:date>, <text:time>13:36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3.10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-bottom="none" fo:border-left="none" fo:border-right="none" fo:border-top="0.002cm solid #000000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5">
          <table:table-cell table:number-columns-repeated="3"/>
        </table:table-row>
        <table:table-row table:style-name="ro2">
          <table:table-cell/>
          <table:table-cell table:style-name="ce1" office:value-type="string">
            <text:p><text:s text:c="3"/></text:p>
          </table:table-cell>
          <table:table-cell/>
        </table:table-row>
        <table:table-row table:style-name="ro1">
          <table:table-cell table:number-columns-repeated="2"/>
          <table:table-cell table:style-name="ce2"/>
        </table:table-row>
      </table:table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6">26/11/2008</text:date>, <text:time>02:01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3.10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-bottom="none" fo:border-left="none" fo:border-right="none" fo:border-top="0.002cm solid #000000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5">
          <table:table-cell table:number-columns-repeated="3"/>
        </table:table-row>
        <table:table-row table:style-name="ro2">
          <table:table-cell/>
          <table:table-cell table:style-name="ce1" office:value-type="string">
            <text:p><text:s text:c="3"/></text:p>
          </table:table-cell>
          <table:table-cell/>
        </table:table-row>
        <table:table-row table:style-name="ro1">
          <table:table-cell table:number-columns-repeated="2"/>
          <table:table-cell table:style-name="ce2"/>
        </table:table-row>
      </table:table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6">26/11/2008</text:date>, <text:time>02:01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T1" style:family="text">
      <style:text-properties fo:color="#0000ff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table:style-name="ce1" office:value-type="string">
            <text:p>nome</text:p>
          </table:table-cell>
          <table:table-cell table:style-name="ce2" office:value-type="string">
            <text:p>Maria</text:p>
          </table:table-cell>
        </table:table-row>
        <table:table-row table:style-name="ro1">
          <table:table-cell/>
          <table:table-cell table:style-name="ce1" office:value-type="string">
            <text:p>mat</text:p>
          </table:table-cell>
          <table:table-cell table:style-name="ce2" office:value-type="string">
            <text:p>81<text:span text:style-name="T1">001</text:span>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3">03/12/2008</text:date>, <text:time>13:36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1" table:default-cell-style-name="ce2"/>
        <table:table-row table:style-name="ro1">
          <table:table-cell table:style-name="ce1"/>
          <table:table-cell office:value-type="float" office:value="126">
            <text:p>126</text:p>
          </table:table-cell>
        </table:table-row>
        <table:table-row table:style-name="ro1">
          <table:table-cell table:style-name="ce1"/>
          <table:table-cell office:value-type="float" office:value="125">
            <text:p>125</text:p>
          </table:table-cell>
        </table:table-row>
        <table:table-row table:style-name="ro1">
          <table:table-cell table:style-name="ce1"/>
          <table:table-cell office:value-type="string">
            <text:p>…</text:p>
          </table:table-cell>
        </table:table-row>
        <table:table-row table:style-name="ro1">
          <table:table-cell table:style-name="ce1"/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office:value-type="float" office:value="1">
            <text:p>1</text:p>
          </table:table-cell>
        </table:table-row>
        <table:table-row table:style-name="ro1">
          <table:table-cell table:style-name="ce1"/>
          <table:table-cell office:value-type="float" office:value="0">
            <text:p>0</text:p>
          </table:table-cell>
        </table:table-row>
        <table:table-row table:style-name="ro1" table:number-rows-repeated="65529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6">26/11/2008</text:date>, <text:time>02:28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fo:color="#0000ff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Pedro</text:p>
          </table:table-cell>
          <table:table-cell table:style-name="ce2" office:value-type="string">
            <text:p>nome</text:p>
          </table:table-cell>
        </table:table-row>
        <table:table-row table:style-name="ro1">
          <table:table-cell table:number-columns-repeated="2"/>
          <table:table-cell table:style-name="ce1" office:value-type="string">
            <text:p>91<text:span text:style-name="T1">125</text:span></text:p>
          </table:table-cell>
          <table:table-cell table:style-name="ce2" office:value-type="string">
            <text:p>mat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3">03/12/2008</text:date>, <text:time>13:36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T1" style:family="text">
      <style:text-properties fo:color="#0000ff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José</text:p>
          </table:table-cell>
        </table:table-row>
        <table:table-row table:style-name="ro1">
          <table:table-cell table:number-columns-repeated="2"/>
          <table:table-cell table:style-name="ce1" office:value-type="string">
            <text:p>81<text:span text:style-name="T1">125</text:span>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3">03/12/2008</text:date>, <text:time>13:36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T1" style:family="text">
      <style:text-properties fo:color="#0000ff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Maria</text:p>
          </table:table-cell>
        </table:table-row>
        <table:table-row table:style-name="ro1">
          <table:table-cell table:number-columns-repeated="2"/>
          <table:table-cell table:style-name="ce1" office:value-type="string">
            <text:p>81<text:span text:style-name="T1">001</text:span>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3">03/12/2008</text:date>, <text:time>13:36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1" table:default-cell-style-name="ce2"/>
        <table:table-row table:style-name="ro1">
          <table:table-cell table:style-name="ce1"/>
          <table:table-cell office:value-type="float" office:value="126">
            <text:p>126</text:p>
          </table:table-cell>
        </table:table-row>
        <table:table-row table:style-name="ro1">
          <table:table-cell table:style-name="ce1"/>
          <table:table-cell office:value-type="float" office:value="125">
            <text:p>125</text:p>
          </table:table-cell>
        </table:table-row>
        <table:table-row table:style-name="ro1">
          <table:table-cell table:style-name="ce1"/>
          <table:table-cell office:value-type="string">
            <text:p>…</text:p>
          </table:table-cell>
        </table:table-row>
        <table:table-row table:style-name="ro1">
          <table:table-cell table:style-name="ce1"/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office:value-type="float" office:value="1">
            <text:p>1</text:p>
          </table:table-cell>
        </table:table-row>
        <table:table-row table:style-name="ro1">
          <table:table-cell table:style-name="ce1"/>
          <table:table-cell office:value-type="float" office:value="0">
            <text:p>0</text:p>
          </table:table-cell>
        </table:table-row>
        <table:table-row table:style-name="ro1" table:number-rows-repeated="65529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6">26/11/2008</text:date>, <text:time>02:01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T1" style:family="text">
      <style:text-properties fo:color="#0000ff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Pedro</text:p>
          </table:table-cell>
        </table:table-row>
        <table:table-row table:style-name="ro1">
          <table:table-cell table:number-columns-repeated="2"/>
          <table:table-cell table:style-name="ce1" office:value-type="string">
            <text:p>91<text:span text:style-name="T1">125</text:span></text:p>
          </table:table-cell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3">03/12/2008</text:date>, <text:time>13:36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3.10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-bottom="none" fo:border-left="none" fo:border-right="none" fo:border-top="0.002cm solid #000000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5">
          <table:table-cell table:number-columns-repeated="3"/>
        </table:table-row>
        <table:table-row table:style-name="ro2">
          <table:table-cell/>
          <table:table-cell table:style-name="ce1" office:value-type="string">
            <text:p><text:s text:c="3"/></text:p>
          </table:table-cell>
          <table:table-cell/>
        </table:table-row>
        <table:table-row table:style-name="ro1">
          <table:table-cell table:number-columns-repeated="2"/>
          <table:table-cell table:style-name="ce2"/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6">26/11/2008</text:date>, <text:time>02:49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